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LIMITER $$</text:p>
      <text:p text:style-name="Standard">CREATE DEFINER=`root`@`localhost` PROCEDURE `InsertarLibroYPedido`(IN `p_titulo` VARCHAR(255), IN `p_idAutor` VARCHAR(255), IN `p_idEditorial` VARCHAR(255), IN `p_lugarEdicion` VARCHAR(255), IN `p_anio` INT, IN `p_serie` VARCHAR(255), IN `p_observaciones` VARCHAR(255), IN `p_idMateria` VARCHAR(100), IN `p_idUsuario` INT, IN `p_cantidad` INT)</text:p>
      <text:p text:style-name="Standard">BEGIN</text:p>
      <text:p text:style-name="Standard"><text:s text:c="4"/>DECLARE v_idLibro INT;</text:p>
      <text:p text:style-name="Standard"><text:s text:c="4"/>DECLARE v_idPedido INT;</text:p>
      <text:p text:style-name="Standard"><text:s text:c="4"/>SET @autorId = (SELECT idAutor FROM autores WHERE autor = p_idAutor LIMIT 1);</text:p>
      <text:p text:style-name="Standard"/>
      <text:p text:style-name="Standard"><text:s text:c="4"/>IF @autorId IS NULL THEN</text:p>
      <text:p text:style-name="Standard"><text:s text:c="8"/>INSERT INTO autores (autor) VALUES (p_idAutor);</text:p>
      <text:p text:style-name="Standard"><text:s text:c="8"/>SET @autorId = LAST_INSERT_ID(); </text:p>
      <text:p text:style-name="Standard"><text:s text:c="4"/>END IF;</text:p>
      <text:p text:style-name="Standard"/>
      <text:p text:style-name="Standard"><text:s text:c="4"/>SET @editorialId = (SELECT idEditorial FROM editoriales WHERE editorial = p_idEditorial LIMIT 1);</text:p>
      <text:p text:style-name="Standard"/>
      <text:p text:style-name="Standard"><text:s text:c="4"/>IF @editorialId IS NULL THEN</text:p>
      <text:p text:style-name="Standard"><text:s text:c="8"/>INSERT INTO editoriales (editorial) VALUES (p_idEditorial);</text:p>
      <text:p text:style-name="Standard"><text:s text:c="8"/>SET @editorialId = LAST_INSERT_ID(); </text:p>
      <text:p text:style-name="Standard"><text:s text:c="4"/>END IF;</text:p>
      <text:p text:style-name="Standard"/>
      <text:p text:style-name="Standard"><text:s text:c="4"/>SET @materiaId = (SELECT idMateria FROM materias WHERE materia = p_idMateria LIMIT 1);</text:p>
      <text:p text:style-name="Standard"/>
      <text:p text:style-name="Standard"><text:s text:c="4"/>IF @materiaId IS NULL THEN</text:p>
      <text:p text:style-name="Standard"><text:s text:c="8"/>INSERT INTO materias (materia) VALUES (p_idMateria);</text:p>
      <text:p text:style-name="Standard"><text:s text:c="8"/>SET @materiaId = LAST_INSERT_ID(); </text:p>
      <text:p text:style-name="Standard"><text:s text:c="4"/>END IF;</text:p>
      <text:p text:style-name="Standard"/>
      <text:p text:style-name="Standard"/>
      <text:p text:style-name="Standard"><text:s text:c="4"/>-- Insertar en la tabla Libros</text:p>
      <text:p text:style-name="Standard"><text:s text:c="4"/>INSERT INTO Libros (titulo, idAutor, idEditorial, ubicacionFisica, lugarEdicion, anio, serie, observaciones, idMateria, activo)</text:p>
      <text:p text:style-name="Standard"><text:s text:c="4"/>VALUES (p_titulo, @autorId, @editorialId, null, p_lugarEdicion, p_anio, p_serie, p_observaciones, @materiaId, 0);</text:p>
      <text:p text:style-name="Standard"/>
      <text:p text:style-name="Standard"><text:s text:c="4"/>-- Obtener el ID del libro recién insertado</text:p>
      <text:p text:style-name="Standard"><text:s text:c="4"/>SET v_idLibro = LAST_INSERT_ID();</text:p>
      <text:p text:style-name="Standard"/>
      <text:p text:style-name="Standard"><text:s text:c="4"/>-- Insertar en la tabla Pedidos</text:p>
      <text:p text:style-name="Standard"><text:s text:c="4"/>INSERT INTO Pedidos (idLibro, idUsuario, cantidad, fechaPedido)</text:p>
      <text:p text:style-name="Standard"><text:s text:c="4"/>VALUES (v_idLibro, p_idUsuario, p_cantidad, CURDATE());</text:p>
      <text:p text:style-name="Standard"/>
      <text:p text:style-name="Standard">END$$</text:p>
      <text:p text:style-name="Standard">DELIMITER ;</text:p>
      <text:p text:style-name="Standard"/>
      <text:p text:style-name="Standard">DELIMITER $$</text:p>
      <text:p text:style-name="Standard">CREATE DEFINER=`root`@`localhost` PROCEDURE `editarPedido`(</text:p>
      <text:p text:style-name="Standard"><text:s text:c="4"/>IN pidPedido INT, </text:p>
      <text:p text:style-name="Standard"><text:soft-page-break/><text:s text:c="4"/>IN pidLibro INT, </text:p>
      <text:p text:style-name="Standard"><text:s text:c="4"/>IN pTitulo VARCHAR(200), </text:p>
      <text:p text:style-name="Standard"><text:s text:c="4"/>IN pIdAutor VARCHAR(150), </text:p>
      <text:p text:style-name="Standard"><text:s text:c="4"/>IN pIdEditorial VARCHAR(150), </text:p>
      <text:p text:style-name="Standard"><text:s text:c="4"/>IN pLugarEdicion VARCHAR(45), </text:p>
      <text:p text:style-name="Standard"><text:s text:c="4"/>IN pAnio INT, </text:p>
      <text:p text:style-name="Standard"><text:s text:c="4"/>IN pSerie TINYINT, </text:p>
      <text:p text:style-name="Standard"><text:s text:c="4"/>IN pObservaciones VARCHAR(200), </text:p>
      <text:p text:style-name="Standard"><text:s text:c="4"/>IN pIdMateria VARCHAR(100), </text:p>
      <text:p text:style-name="Standard"><text:s text:c="4"/>IN pCantidad INT</text:p>
      <text:p text:style-name="Standard">)</text:p>
      <text:p text:style-name="Standard">BEGIN</text:p>
      <text:p text:style-name="Standard"><text:s text:c="4"/>DECLARE autorId INT;</text:p>
      <text:p text:style-name="Standard"><text:s text:c="4"/>DECLARE editorialId INT;</text:p>
      <text:p text:style-name="Standard"><text:s text:c="4"/>DECLARE materiaId INT;</text:p>
      <text:p text:style-name="Standard"/>
      <text:p text:style-name="Standard"><text:s text:c="4"/>-- Obtener el ID del autor (si ya existe)</text:p>
      <text:p text:style-name="Standard"><text:s text:c="4"/>SELECT idAutor INTO autorId</text:p>
      <text:p text:style-name="Standard"><text:s text:c="4"/>FROM autores A</text:p>
      <text:p text:style-name="Standard"><text:s text:c="4"/>WHERE autor = pIdAutor</text:p>
      <text:p text:style-name="Standard"><text:s text:c="4"/>LIMIT 1;</text:p>
      <text:p text:style-name="Standard"/>
      <text:p text:style-name="Standard"><text:s text:c="4"/>-- Insertar en la tabla autores si el autor no existe</text:p>
      <text:p text:style-name="Standard"><text:s text:c="4"/>IF autorId IS NULL THEN</text:p>
      <text:p text:style-name="Standard"><text:s text:c="8"/>INSERT INTO autores (autor)</text:p>
      <text:p text:style-name="Standard"><text:s text:c="8"/>VALUES (pIdAutor);</text:p>
      <text:p text:style-name="Standard"/>
      <text:p text:style-name="Standard"><text:s text:c="8"/>SET autorId = LAST_INSERT_ID(); -- Obtener el ID del autor insertado</text:p>
      <text:p text:style-name="Standard"><text:s text:c="4"/>END IF;</text:p>
      <text:p text:style-name="Standard"/>
      <text:p text:style-name="Standard"><text:s text:c="4"/>-- Obtener el ID de la editorial (si ya existe)</text:p>
      <text:p text:style-name="Standard"><text:s text:c="4"/>SELECT idEditorial INTO editorialId</text:p>
      <text:p text:style-name="Standard"><text:s text:c="4"/>FROM editoriales E</text:p>
      <text:p text:style-name="Standard"><text:s text:c="4"/>WHERE E.editorial = pIdEditorial</text:p>
      <text:p text:style-name="Standard"><text:s text:c="4"/>LIMIT 1;</text:p>
      <text:p text:style-name="Standard"/>
      <text:p text:style-name="Standard"><text:s text:c="4"/>-- Insertar en la tabla editoriales si la editorial no existe</text:p>
      <text:p text:style-name="Standard"><text:s text:c="4"/>IF editorialId IS NULL THEN</text:p>
      <text:p text:style-name="Standard"><text:s text:c="8"/>INSERT INTO editoriales (editorial)</text:p>
      <text:p text:style-name="Standard"><text:s text:c="8"/>VALUES (pIdEditorial);</text:p>
      <text:p text:style-name="Standard"/>
      <text:p text:style-name="Standard"><text:s text:c="8"/>SET editorialId = LAST_INSERT_ID(); -- Obtener el ID de la editorial insertada</text:p>
      <text:p text:style-name="Standard"><text:s text:c="4"/>END IF;</text:p>
      <text:p text:style-name="Standard"/>
      <text:p text:style-name="Standard"><text:s text:c="4"/>-- Obtener el ID de la materia (si ya existe)</text:p>
      <text:p text:style-name="Standard"><text:s text:c="4"/>SELECT idMateria INTO materiaId</text:p>
      <text:p text:style-name="Standard"><text:s text:c="4"/>FROM Materias M</text:p>
      <text:p text:style-name="Standard"><text:s text:c="4"/>WHERE M.materia = pIdMateria</text:p>
      <text:p text:style-name="Standard"><text:s text:c="4"/>LIMIT 1;</text:p>
      <text:p text:style-name="Standard"/>
      <text:p text:style-name="Standard"><text:s text:c="4"/>-- Insertar en la tabla materias si la materia no existe</text:p>
      <text:p text:style-name="Standard"><text:s text:c="4"/>IF materiaId IS NULL THEN</text:p>
      <text:p text:style-name="Standard"><text:soft-page-break/><text:s text:c="8"/>INSERT INTO Materias (materia)</text:p>
      <text:p text:style-name="Standard"><text:s text:c="8"/>VALUES (pIdMateria);</text:p>
      <text:p text:style-name="Standard"/>
      <text:p text:style-name="Standard"><text:s text:c="8"/>SET materiaId = LAST_INSERT_ID(); -- Obtener el ID de la materia insertada</text:p>
      <text:p text:style-name="Standard"><text:s text:c="4"/>END IF;</text:p>
      <text:p text:style-name="Standard"/>
      <text:p text:style-name="Standard"><text:s text:c="4"/>-- Actualizar la tabla libros</text:p>
      <text:p text:style-name="Standard"><text:s text:c="4"/>UPDATE libros </text:p>
      <text:p text:style-name="Standard"><text:s text:c="4"/>SET </text:p>
      <text:p text:style-name="Standard"><text:s text:c="8"/>titulo = pTitulo, </text:p>
      <text:p text:style-name="Standard"><text:s text:c="8"/>idAutor = autorId, </text:p>
      <text:p text:style-name="Standard"><text:s text:c="8"/>idEditorial = editorialId, </text:p>
      <text:p text:style-name="Standard"><text:s text:c="8"/>lugarEdicion = pLugarEdicion, </text:p>
      <text:p text:style-name="Standard"><text:s text:c="8"/>anio = pAnio, </text:p>
      <text:p text:style-name="Standard"><text:s text:c="8"/>serie = pSerie, </text:p>
      <text:p text:style-name="Standard"><text:s text:c="8"/>observaciones = pObservaciones, </text:p>
      <text:p text:style-name="Standard"><text:s text:c="8"/>idMateria = materiaId,</text:p>
      <text:p text:style-name="Standard"><text:s text:c="8"/>activo = 0</text:p>
      <text:p text:style-name="Standard"><text:s text:c="4"/>WHERE idLibro = pidLibro;</text:p>
      <text:p text:style-name="Standard"/>
      <text:p text:style-name="Standard"><text:s text:c="4"/>-- Actualizar la tabla pedidos</text:p>
      <text:p text:style-name="Standard"><text:s text:c="4"/>UPDATE pedidos</text:p>
      <text:p text:style-name="Standard"><text:s text:c="4"/>SET <text:s/></text:p>
      <text:p text:style-name="Standard"><text:s text:c="8"/>cantidad = pCantidad</text:p>
      <text:p text:style-name="Standard"><text:s text:c="4"/>WHERE idPedido = pidPedido;</text:p>
      <text:p text:style-name="Standard">END$$</text:p>
      <text:p text:style-name="Standard">DELIMITER ;</text:p>
      <text:p text:style-name="Standard"/>
      <text:p text:style-name="Standard">DELIMITER $$</text:p>
      <text:p text:style-name="Standard">CREATE PROCEDURE `editarUsuario`(IN `pIdUsuario` INT, IN `pNombre` VARCHAR(100), IN `pApellido` VARCHAR(100), IN `pDni` INT, IN `pFechaNac` DATE, IN `pTelefono` INT, IN `pTipoUsuario` INT, IN `pEmail` VARCHAR(200), IN `pDireccion` VARCHAR(150))</text:p>
      <text:p text:style-name="Standard">UPDATE usuarios </text:p>
      <text:p text:style-name="Standard"><text:s text:c="4"/>SET </text:p>
      <text:p text:style-name="Standard"><text:s text:c="8"/>nombre = pNombre, </text:p>
      <text:p text:style-name="Standard"><text:s text:c="8"/>apellido = pApellido, </text:p>
      <text:p text:style-name="Standard"><text:s text:c="8"/>dni = pDni, </text:p>
      <text:p text:style-name="Standard"><text:s text:c="8"/>fechaNac = pFechaNac, <text:s text:c="7"/></text:p>
      <text:p text:style-name="Standard"><text:s text:c="8"/>email = pEmail,</text:p>
      <text:p text:style-name="Standard"><text:s text:c="8"/>direccion = pDireccion,</text:p>
      <text:p text:style-name="Standard"><text:s text:c="8"/>telefono = pTelefono,</text:p>
      <text:p text:style-name="Standard"><text:s text:c="8"/>tipoUsuario = pTipoUsuario</text:p>
      <text:p text:style-name="Standard"><text:s text:c="4"/>WHERE idUsuarios = pIdUsuario$$</text:p>
      <text:p text:style-name="Standard">DELIMITER ;</text:p>
      <text:p text:style-name="Standard"/>
      <text:p text:style-name="Standard">DELIMITER $$</text:p>
      <text:p text:style-name="Standard">CREATE PROCEDURE `eliminarLibro`(IN `pIdLibro` INT)</text:p>
      <text:p text:style-name="Standard">DELETE FROM libros </text:p>
      <text:p text:style-name="Standard">WHERE idLibro = pIdLibro$$</text:p>
      <text:p text:style-name="Standard">DELIMITER ;</text:p>
      <text:p text:style-name="Standard"/>
      <text:p text:style-name="Standard">DELIMITER $$</text:p>
      <text:p text:style-name="Standard"><text:soft-page-break/>CREATE DEFINER=`root`@`localhost` PROCEDURE `eliminarPedido`(IN `pIdPedido` INT)</text:p>
      <text:p text:style-name="Standard">BEGIN </text:p>
      <text:p text:style-name="Standard"><text:s text:c="4"/>DECLARE idLibroEliminar INT;</text:p>
      <text:p text:style-name="Standard"><text:s text:c="4"/>SELECT idLibro INTO idLibroEliminar FROM pedidos WHERE idPedido = pIdPedido;</text:p>
      <text:p text:style-name="Standard"/>
      <text:p text:style-name="Standard"><text:s text:c="4"/>DELETE FROM pedidos WHERE idPedido = pIdPedido;</text:p>
      <text:p text:style-name="Standard"/>
      <text:p text:style-name="Standard"><text:s text:c="4"/>DELETE FROM libros WHERE idLibro = idLibroEliminar;</text:p>
      <text:p text:style-name="Standard">END$$</text:p>
      <text:p text:style-name="Standard">DELIMITER ;</text:p>
      <text:p text:style-name="Standard"/>
      <text:p text:style-name="Standard">DELIMITER $$</text:p>
      <text:p text:style-name="Standard">CREATE PROCEDURE `eliminarUsuario`(IN `pIdUsuario` INT)</text:p>
      <text:p text:style-name="Standard">DELETE FROM usuarios </text:p>
      <text:p text:style-name="Standard">WHERE idUsuarios = pIdUsuario$$</text:p>
      <text:p text:style-name="Standard">DELIMITER ;</text:p>
      <text:p text:style-name="Standard"/>
      <text:p text:style-name="Standard">DELIMITER $$</text:p>
      <text:p text:style-name="Standard">CREATE DEFINER=`root`@`localhost` PROCEDURE `insertarLibro`(IN `pTitulo` VARCHAR(100), IN `pIdAutor` VARCHAR(100), IN `pIdEditorial` VARCHAR(100), IN `pUbicacionFisica` VARCHAR(45), IN `pLugarEdicion` VARCHAR(45), IN `pAnio` INT, IN `pSerie` TINYINT, IN `pObservaciones` VARCHAR(100), IN `pIdMateria` VARCHAR(100))</text:p>
      <text:p text:style-name="Standard">BEGIN</text:p>
      <text:p text:style-name="Standard"><text:s text:c="4"/>SET @autorId = (SELECT idAutor FROM autores WHERE autor = pIdAutor LIMIT 1);</text:p>
      <text:p text:style-name="Standard"/>
      <text:p text:style-name="Standard"><text:s text:c="4"/>IF @autorId IS NULL THEN</text:p>
      <text:p text:style-name="Standard"><text:s text:c="8"/>INSERT INTO autores (autor) VALUES (pIdAutor);</text:p>
      <text:p text:style-name="Standard"><text:s text:c="8"/>SET @autorId = LAST_INSERT_ID(); </text:p>
      <text:p text:style-name="Standard"><text:s text:c="4"/>END IF;</text:p>
      <text:p text:style-name="Standard"/>
      <text:p text:style-name="Standard"><text:s text:c="4"/>SET @editorialId = (SELECT idEditorial FROM editoriales WHERE editorial = pIdEditorial LIMIT 1);</text:p>
      <text:p text:style-name="Standard"/>
      <text:p text:style-name="Standard"><text:s text:c="4"/>IF @editorialId IS NULL THEN</text:p>
      <text:p text:style-name="Standard"><text:s text:c="8"/>INSERT INTO editoriales (editorial) VALUES (pIdEditorial);</text:p>
      <text:p text:style-name="Standard"><text:s text:c="8"/>SET @editorialId = LAST_INSERT_ID(); </text:p>
      <text:p text:style-name="Standard"><text:s text:c="4"/>END IF;</text:p>
      <text:p text:style-name="Standard"/>
      <text:p text:style-name="Standard"><text:s text:c="4"/>SET @materiaId = (SELECT idMateria FROM materias WHERE materia = pIdMateria LIMIT 1);</text:p>
      <text:p text:style-name="Standard"/>
      <text:p text:style-name="Standard"><text:s text:c="4"/>IF @materiaId IS NULL THEN</text:p>
      <text:p text:style-name="Standard"><text:s text:c="8"/>INSERT INTO materias (materia) VALUES (pIdMateria);</text:p>
      <text:p text:style-name="Standard"><text:s text:c="8"/>SET @materiaId = LAST_INSERT_ID(); </text:p>
      <text:p text:style-name="Standard"><text:s text:c="4"/>END IF;</text:p>
      <text:p text:style-name="Standard"/>
      <text:p text:style-name="Standard"><text:s text:c="4"/>INSERT INTO libros (</text:p>
      <text:p text:style-name="Standard"><text:s text:c="8"/>titulo, </text:p>
      <text:p text:style-name="Standard"><text:s text:c="8"/>idAutor, </text:p>
      <text:p text:style-name="Standard"><text:s text:c="8"/>idEditorial, </text:p>
      <text:p text:style-name="Standard"><text:s text:c="8"/>ubicacionFisica, </text:p>
      <text:p text:style-name="Standard"><text:s text:c="8"/>lugarEdicion, </text:p>
      <text:p text:style-name="Standard"><text:soft-page-break/><text:s text:c="8"/>anio, </text:p>
      <text:p text:style-name="Standard"><text:s text:c="8"/>serie, </text:p>
      <text:p text:style-name="Standard"><text:s text:c="8"/>observaciones, </text:p>
      <text:p text:style-name="Standard"><text:s text:c="8"/>idMateria,</text:p>
      <text:p text:style-name="Standard"><text:s text:c="8"/>activo</text:p>
      <text:p text:style-name="Standard"><text:s text:c="4"/>) VALUES (</text:p>
      <text:p text:style-name="Standard"><text:s text:c="8"/>pTitulo, </text:p>
      <text:p text:style-name="Standard"><text:s text:c="8"/>@autorId, </text:p>
      <text:p text:style-name="Standard"><text:s text:c="8"/>@editorialId, </text:p>
      <text:p text:style-name="Standard"><text:s text:c="8"/>pUbicacionFisica, </text:p>
      <text:p text:style-name="Standard"><text:s text:c="8"/>pLugarEdicion, </text:p>
      <text:p text:style-name="Standard"><text:s text:c="8"/>pAnio, </text:p>
      <text:p text:style-name="Standard"><text:s text:c="8"/>pSerie, </text:p>
      <text:p text:style-name="Standard"><text:s text:c="8"/>pObservaciones, </text:p>
      <text:p text:style-name="Standard"><text:s text:c="8"/>@materiaId,</text:p>
      <text:p text:style-name="Standard"><text:s text:c="8"/>1 </text:p>
      <text:p text:style-name="Standard"><text:s text:c="4"/>);</text:p>
      <text:p text:style-name="Standard">END$$</text:p>
      <text:p text:style-name="Standard">DELIMITER ;</text:p>
      <text:p text:style-name="Standard"/>
      <text:p text:style-name="Standard">DELIMITER $$</text:p>
      <text:p text:style-name="Standard">CREATE PROCEDURE `insertarUsuario`(IN `pNombre` VARCHAR(100), IN `pApellido` VARCHAR(100), IN `pDni` INT, IN `pFechaNac` DATE, IN `pTelefono` INT, IN `pEmail` VARCHAR(200), IN `pDireccion` VARCHAR(150))</text:p>
      <text:p text:style-name="Standard">INSERT INTO usuarios (</text:p>
      <text:p text:style-name="Standard"><text:s text:c="8"/>nombre, </text:p>
      <text:p text:style-name="Standard"><text:s text:c="8"/>apellido, </text:p>
      <text:p text:style-name="Standard"><text:s text:c="8"/>dni, </text:p>
      <text:p text:style-name="Standard"><text:s text:c="8"/>fechaNac, </text:p>
      <text:p text:style-name="Standard"><text:s text:c="8"/>telefono, </text:p>
      <text:p text:style-name="Standard"><text:s text:c="8"/>tipoUsuario, </text:p>
      <text:p text:style-name="Standard"><text:s text:c="8"/>penalidad, </text:p>
      <text:p text:style-name="Standard"><text:s text:c="8"/>email,</text:p>
      <text:p text:style-name="Standard"><text:s text:c="8"/>direccion,</text:p>
      <text:p text:style-name="Standard"><text:s text:c="4"/><text:tab/>username</text:p>
      <text:p text:style-name="Standard"><text:s text:c="4"/>) VALUES (</text:p>
      <text:p text:style-name="Standard"><text:s text:c="8"/>pNombre, </text:p>
      <text:p text:style-name="Standard"><text:s text:c="8"/>pApellido, </text:p>
      <text:p text:style-name="Standard"><text:s text:c="8"/>pDni, </text:p>
      <text:p text:style-name="Standard"><text:s text:c="8"/>pFechaNac, </text:p>
      <text:p text:style-name="Standard"><text:s text:c="8"/>pTelefono, </text:p>
      <text:p text:style-name="Standard"><text:s text:c="8"/>3, </text:p>
      <text:p text:style-name="Standard"><text:s text:c="8"/>0, </text:p>
      <text:p text:style-name="Standard"><text:s text:c="8"/>pEmail,</text:p>
      <text:p text:style-name="Standard"><text:s text:c="8"/>pDireccion,</text:p>
      <text:p text:style-name="Standard"><text:s text:c="8"/>concat(pNombre, idUsuarios)</text:p>
      <text:p text:style-name="Standard"><text:s text:c="4"/>)$$</text:p>
      <text:p text:style-name="Standard">DELIMITER ;</text:p>
      <text:p text:style-name="Standard"/>
      <text:p text:style-name="Standard">DELIMITER $$</text:p>
      <text:p text:style-name="Standard">CREATE DEFINER=`root`@`localhost` PROCEDURE `libroAutores`()</text:p>
      <text:p text:style-name="Standard">select * from autores$$</text:p>
      <text:p text:style-name="Standard"><text:soft-page-break/>DELIMITER ;</text:p>
      <text:p text:style-name="Standard"/>
      <text:p text:style-name="Standard">DELIMITER $$</text:p>
      <text:p text:style-name="Standard">CREATE DEFINER=`root`@`localhost` PROCEDURE `libroEditar`(IN `pIdLibro` INT, IN `pTitulo` VARCHAR(100), IN `pIdAutor` VARCHAR(100), IN `pIdEditorial` VARCHAR(100), IN `pUbicacionFisica` VARCHAR(45), IN `pLugarEdicion` VARCHAR(45), IN `pAnio` INT, IN `pSerie` TINYINT, IN `pObservaciones` VARCHAR(100), IN `pIdMateria` VARCHAR(100))</text:p>
      <text:p text:style-name="Standard">BEGIN</text:p>
      <text:p text:style-name="Standard"><text:s text:c="4"/>DECLARE autorId INT;</text:p>
      <text:p text:style-name="Standard"><text:s text:c="4"/>DECLARE editorialId INT;</text:p>
      <text:p text:style-name="Standard"><text:s text:c="4"/>DECLARE materiaId INT;</text:p>
      <text:p text:style-name="Standard"/>
      <text:p text:style-name="Standard"><text:s text:c="4"/>-- Obtener el ID del autor (si ya existe)</text:p>
      <text:p text:style-name="Standard"><text:s text:c="4"/>SELECT idAutor INTO autorId</text:p>
      <text:p text:style-name="Standard"><text:s text:c="4"/>FROM autores A</text:p>
      <text:p text:style-name="Standard"><text:s text:c="4"/>WHERE autor LIKE pIdAutor</text:p>
      <text:p text:style-name="Standard"><text:s text:c="4"/>LIMIT 1;</text:p>
      <text:p text:style-name="Standard"/>
      <text:p text:style-name="Standard"><text:s text:c="4"/>-- Insertar en la tabla autores si el autor no existe</text:p>
      <text:p text:style-name="Standard"><text:s text:c="4"/>IF autorId IS NULL THEN</text:p>
      <text:p text:style-name="Standard"><text:s text:c="8"/>INSERT INTO autores (autor)</text:p>
      <text:p text:style-name="Standard"><text:s text:c="8"/>VALUES (pIdAutor);</text:p>
      <text:p text:style-name="Standard"/>
      <text:p text:style-name="Standard"><text:s text:c="8"/>SET autorId = LAST_INSERT_ID(); -- Obtener el ID del autor insertado</text:p>
      <text:p text:style-name="Standard"><text:s text:c="4"/>END IF;</text:p>
      <text:p text:style-name="Standard"/>
      <text:p text:style-name="Standard"><text:s text:c="4"/>-- Obtener el ID de la editorial (si ya existe)</text:p>
      <text:p text:style-name="Standard"><text:s text:c="4"/>SELECT idEditorial INTO editorialId</text:p>
      <text:p text:style-name="Standard"><text:s text:c="4"/>FROM editoriales E</text:p>
      <text:p text:style-name="Standard"><text:s text:c="4"/>WHERE E.editorial LIKE pIdEditorial</text:p>
      <text:p text:style-name="Standard"><text:s text:c="4"/>LIMIT 1;</text:p>
      <text:p text:style-name="Standard"/>
      <text:p text:style-name="Standard"><text:s text:c="4"/>-- Insertar en la tabla editoriales si la editorial no existe</text:p>
      <text:p text:style-name="Standard"><text:s text:c="4"/>IF editorialId IS NULL THEN</text:p>
      <text:p text:style-name="Standard"><text:s text:c="8"/>INSERT INTO editoriales (editorial)</text:p>
      <text:p text:style-name="Standard"><text:s text:c="8"/>VALUES (pIdEditorial);</text:p>
      <text:p text:style-name="Standard"/>
      <text:p text:style-name="Standard"><text:s text:c="8"/>SET editorialId = LAST_INSERT_ID(); -- Obtener el ID de la editorial insertada</text:p>
      <text:p text:style-name="Standard"><text:s text:c="4"/>END IF;</text:p>
      <text:p text:style-name="Standard"/>
      <text:p text:style-name="Standard"><text:s text:c="4"/>-- Obtener el ID de la materia (si ya existe)</text:p>
      <text:p text:style-name="Standard"><text:s text:c="4"/>SELECT idMateria INTO materiaId</text:p>
      <text:p text:style-name="Standard"><text:s text:c="4"/>FROM Materias M</text:p>
      <text:p text:style-name="Standard"><text:s text:c="4"/>WHERE M.materia LIKE pIdMateria</text:p>
      <text:p text:style-name="Standard"><text:s text:c="4"/>LIMIT 1;</text:p>
      <text:p text:style-name="Standard"/>
      <text:p text:style-name="Standard"><text:s text:c="4"/>-- Insertar en la tabla materias si la materia no existe</text:p>
      <text:p text:style-name="Standard"><text:s text:c="4"/>IF materiaId IS NULL THEN</text:p>
      <text:p text:style-name="Standard"><text:s text:c="8"/>INSERT INTO Materias (materia)</text:p>
      <text:p text:style-name="Standard"><text:s text:c="8"/>VALUES (pIdMateria);</text:p>
      <text:p text:style-name="Standard"/>
      <text:p text:style-name="Standard"><text:s text:c="8"/>SET materiaId = LAST_INSERT_ID(); -- Obtener el ID de la materia insertada</text:p>
      <text:p text:style-name="Standard"><text:soft-page-break/><text:s text:c="4"/>END IF;</text:p>
      <text:p text:style-name="Standard"/>
      <text:p text:style-name="Standard"><text:s text:c="4"/>-- Actualizar la tabla libros</text:p>
      <text:p text:style-name="Standard"><text:s text:c="4"/>UPDATE libros </text:p>
      <text:p text:style-name="Standard"><text:s text:c="4"/>SET </text:p>
      <text:p text:style-name="Standard"><text:s text:c="8"/>titulo = pTitulo, </text:p>
      <text:p text:style-name="Standard"><text:s text:c="8"/>idAutor = autorId, </text:p>
      <text:p text:style-name="Standard"><text:s text:c="8"/>idEditorial = editorialId, </text:p>
      <text:p text:style-name="Standard"><text:s text:c="8"/>ubicacionFisica = pUbicacionFisica, </text:p>
      <text:p text:style-name="Standard"><text:s text:c="8"/>lugarEdicion = pLugarEdicion, </text:p>
      <text:p text:style-name="Standard"><text:s text:c="8"/>anio = pAnio, </text:p>
      <text:p text:style-name="Standard"><text:s text:c="8"/>serie = pSerie, </text:p>
      <text:p text:style-name="Standard"><text:s text:c="8"/>observaciones = pObservaciones, </text:p>
      <text:p text:style-name="Standard"><text:s text:c="8"/>idMateria = materiaId,</text:p>
      <text:p text:style-name="Standard"><text:s text:c="8"/>activo = 1</text:p>
      <text:p text:style-name="Standard"><text:s text:c="4"/>WHERE idLibro = pIdLibro;</text:p>
      <text:p text:style-name="Standard"><text:s text:c="4"/></text:p>
      <text:p text:style-name="Standard">END$$</text:p>
      <text:p text:style-name="Standard">DELIMITER ;</text:p>
      <text:p text:style-name="Standard"/>
      <text:p text:style-name="Standard">DELIMITER $$</text:p>
      <text:p text:style-name="Standard">CREATE DEFINER=`root`@`localhost` PROCEDURE `libroEditoriales`()</text:p>
      <text:p text:style-name="Standard">select * from editoriales$$</text:p>
      <text:p text:style-name="Standard">DELIMITER ;</text:p>
      <text:p text:style-name="Standard"/>
      <text:p text:style-name="Standard">DELIMITER $$</text:p>
      <text:p text:style-name="Standard">CREATE DEFINER=`root`@`localhost` PROCEDURE `libroMaterias`()</text:p>
      <text:p text:style-name="Standard">select * from materias$$</text:p>
      <text:p text:style-name="Standard">DELIMITER ;</text:p>
      <text:p text:style-name="Standard"/>
      <text:p text:style-name="Standard">DELIMITER $$</text:p>
      <text:p text:style-name="Standard">CREATE DEFINER=`root`@`localhost` PROCEDURE `libroPedido`()</text:p>
      <text:p text:style-name="Standard">SELECT L.idLibro, titulo, idAutor, idEditorial, ubicacionFisica, lugarEdicion, anio, serie, observaciones, materia, activo, cantidad, concat(apellido, ' ', nombre) as profesor, fechaPedido FROM libros as L JOIN materias as M ON L.idMateria = M.idMateria JOIN pedidos as P on P.idLibro = L.idLibro JOIN usuarios as U on U.idUsuarios = P.idUsuario WHERE activo = 0$$</text:p>
      <text:p text:style-name="Standard">DELIMITER ;</text:p>
      <text:p text:style-name="Standard"/>
      <text:p text:style-name="Standard">DELIMITER $$</text:p>
      <text:p text:style-name="Standard">CREATE DEFINER=`root`@`localhost` PROCEDURE `librosMateriaAutorEditorial`(</text:p>
      <text:p text:style-name="Standard"><text:s text:c="4"/>IN pidMateria INT,</text:p>
      <text:p text:style-name="Standard"><text:s text:c="4"/>IN pidAutor INT,</text:p>
      <text:p text:style-name="Standard"><text:s text:c="4"/>IN pidEditorial INT</text:p>
      <text:p text:style-name="Standard">)</text:p>
      <text:p text:style-name="Standard">BEGIN</text:p>
      <text:p text:style-name="Standard"><text:s text:c="4"/>SELECT *</text:p>
      <text:p text:style-name="Standard"><text:s text:c="4"/>FROM libros</text:p>
      <text:p text:style-name="Standard"><text:s text:c="4"/>WHERE (pidMateria IS NULL OR idMateria = pidMateria OR pidMateria = 0)</text:p>
      <text:p text:style-name="Standard"><text:s text:c="6"/>AND (pidAutor IS NULL OR idAutor = pidAutor OR pidAutor = 0)</text:p>
      <text:p text:style-name="Standard"><text:s text:c="6"/>AND (pidEditorial IS NULL OR idEditorial = pidEditorial OR pidEditorial = 0);</text:p>
      <text:p text:style-name="Standard">END$$</text:p>
      <text:p text:style-name="Standard">DELIMITER ;</text:p>
      <text:p text:style-name="Standard"><text:soft-page-break/></text:p>
      <text:p text:style-name="Standard">DELIMITER $$</text:p>
      <text:p text:style-name="Standard">CREATE DEFINER=`root`@`localhost` PROCEDURE `librosXtitulo`(IN `pTitulo` VARCHAR(200))</text:p>
      <text:p text:style-name="Standard">select idLibro, titulo, autor, ubicacionFisica, E.editorial, M.materia, lugarEdicion, anio, serie, observaciones </text:p>
      <text:p text:style-name="Standard">from libros L JOIN autores as A ON L.idAutor = A.idAutor JOIN editoriales E ON E.idEditorial = L.idEditorial JOIN materias M on M.idMateria = L.idMateria where Titulo like concat('%', pTitulo, '%')$$</text:p>
      <text:p text:style-name="Standard">DELIMITER ;</text:p>
      <text:p text:style-name="Standard"/>
      <text:p text:style-name="Standard">DELIMITER $$</text:p>
      <text:p text:style-name="Standard">CREATE DEFINER=`root`@`localhost` PROCEDURE `librosXtituloFiltro`(IN `pTitulo` VARCHAR(200), IN `pFiltro` VARCHAR(100), IN `pIdFiltro` INT(100))</text:p>
      <text:p text:style-name="Standard">select idLibro, titulo, autor, ubicacionFisica, editorial, materia, lugarEdicion, anio, serie, observaciones </text:p>
      <text:p text:style-name="Standard">from libros L </text:p>
      <text:p text:style-name="Standard">JOIN autores as A ON L.idAutor = A.idAutor </text:p>
      <text:p text:style-name="Standard">JOIN editoriales E ON E.idEditorial = L.idEditorial </text:p>
      <text:p text:style-name="Standard">JOIN materias M on M.idMateria = L.idMateria </text:p>
      <text:p text:style-name="Standard">where Titulo like concat('%', pTitulo, '%') </text:p>
      <text:p text:style-name="Standard">AND pFiltro = pIdFiltro$$</text:p>
      <text:p text:style-name="Standard">DELIMITER ;</text:p>
      <text:p text:style-name="Standard"/>
      <text:p text:style-name="Standard">DELIMITER $$</text:p>
      <text:p text:style-name="Standard">CREATE DEFINER=`root`@`localhost` PROCEDURE `login`(IN `pUsername` VARCHAR(200), IN `pContrasenia` VARCHAR(300))</text:p>
      <text:p text:style-name="Standard">SELECT COUNT(*) AS user, tipoUsuario FROM usuarios WHERE username = pUsername AND contrasenia = pContrasenia$$</text:p>
      <text:p text:style-name="Standard">DELIMITER ;</text:p>
      <text:p text:style-name="Standard"/>
      <text:p text:style-name="Standard">DELIMITER $$</text:p>
      <text:p text:style-name="Standard">CREATE DEFINER=`root`@`localhost` PROCEDURE `pedidoConfirmar`(IN pidLibro INT)</text:p>
      <text:p text:style-name="Standard">UPDATE libros</text:p>
      <text:p text:style-name="Standard"><text:s text:c="4"/>SET activo = 1 </text:p>
      <text:p text:style-name="Standard">WHERE <text:s/>idLibro = pidLibro$$</text:p>
      <text:p text:style-name="Standard">DELIMITER ;</text:p>
      <text:p text:style-name="Standard"/>
      <text:p text:style-name="Standard">DELIMITER $$</text:p>
      <text:p text:style-name="Standard">CREATE DEFINER=`root`@`localhost` PROCEDURE `pedidos`()</text:p>
      <text:p text:style-name="Standard">SELECT idPedido, titulo, nombre, apellido, cantidad, fechaPedido FROM `pedidos` as P</text:p>
      <text:p text:style-name="Standard">join libros as L on p.idLibro = L.idLibro</text:p>
      <text:p text:style-name="Standard">join usuarios as U on U.idUsuarios = P.idUsuario$$</text:p>
      <text:p text:style-name="Standard">DELIMITER ;</text:p>
      <text:p text:style-name="Standard"/>
      <text:p text:style-name="Standard">DELIMITER $$</text:p>
      <text:p text:style-name="Standard">CREATE DEFINER=`root`@`localhost` PROCEDURE `preUsuarioEditar`(IN `pNombre` VARCHAR(200), IN `pApellido` VARCHAR(200), IN `pDni` INT, IN `pFechaNac` DATE, IN `pDireccion` VARCHAR(300), IN `ptelefono` INT, IN `pEmail` VARCHAR(300))</text:p>
      <text:p text:style-name="Standard"><text:s text:c="4"/>NO SQL</text:p>
      <text:p text:style-name="Standard">UPDATE usuarios </text:p>
      <text:p text:style-name="Standard">SET nombre = pNombre, </text:p>
      <text:p text:style-name="Standard"><text:soft-page-break/>apellido = pApellido, </text:p>
      <text:p text:style-name="Standard">dni = pDni, </text:p>
      <text:p text:style-name="Standard">fechaNac = pFechaNac, </text:p>
      <text:p text:style-name="Standard">direccion = pDireccion, </text:p>
      <text:p text:style-name="Standard">telefono = ptelefono, </text:p>
      <text:p text:style-name="Standard">tipoUsuario = 4 </text:p>
      <text:p text:style-name="Standard">WHERE email = pEmail$$</text:p>
      <text:p text:style-name="Standard">DELIMITER ;</text:p>
      <text:p text:style-name="Standard"/>
      <text:p text:style-name="Standard">DELIMITER $$</text:p>
      <text:p text:style-name="Standard">CREATE DEFINER=`root`@`localhost` PROCEDURE `preUsuarios`()</text:p>
      <text:p text:style-name="Standard">SELECT idUsuarios as idUsuario, nombre, apellido, dni, direccion, telefono, email, TIMESTAMPDIFF(YEAR, fechaNac, CURDATE()) AS Edad</text:p>
      <text:p text:style-name="Standard">from usuarios</text:p>
      <text:p text:style-name="Standard">WHERE tipoUsuario = 4$$</text:p>
      <text:p text:style-name="Standard">DELIMITER ;</text:p>
      <text:p text:style-name="Standard"/>
      <text:p text:style-name="Standard">DELIMITER $$</text:p>
      <text:p text:style-name="Standard">CREATE PROCEDURE `registro`(IN `pnombre_usuario` VARCHAR(200), IN `pcontrasenia` VARCHAR(300), IN `pemail` VARCHAR(250))</text:p>
      <text:p text:style-name="Standard">INSERT INTO usuarios (username, contraseña, email, tipoUsuario) VALUES (pnombre_usuario ,pcontrasenia , pemail, 4)$$</text:p>
      <text:p text:style-name="Standard">DELIMITER ;</text:p>
      <text:p text:style-name="Standard"/>
      <text:p text:style-name="Standard">DELIMITER $$</text:p>
      <text:p text:style-name="Standard">CREATE PROCEDURE `usuarioXparam`(IN `pUsuario` VARCHAR(200))</text:p>
      <text:p text:style-name="Standard">SELECT idUsuarios as idUsuario, nombre, apellido, dni, direccion, telefono, email, TIMESTAMPDIFF(YEAR, fechaNac, CURDATE()) AS Edad </text:p>
      <text:p text:style-name="Standard">FROM usuarios </text:p>
      <text:p text:style-name="Standard">WHERE Nombre LIKE concat('%', pUsuario, '%') OR Apellido LIKE concat('%', pUsuario, '%') OR DNI like concat ('%',pUsuario, '%')$$</text:p>
      <text:p text:style-name="Standard">DELIMITER 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7:22:05.660000000</meta:creation-date>
    <dc:date>2023-12-06T00:03:15.384000000</dc:date>
    <meta:editing-duration>PT7H25M5S</meta:editing-duration>
    <meta:editing-cycles>1</meta:editing-cycles>
    <meta:document-statistic meta:table-count="0" meta:image-count="0" meta:object-count="0" meta:page-count="9" meta:paragraph-count="349" meta:word-count="1599" meta:character-count="13117" meta:non-whitespace-character-count="10470"/>
    <meta:generator>LibreOffice/7.6.0.3$Windows_X86_64 LibreOffice_project/69edd8b8ebc41d00b4de3915dc82f8f0fc3b6265</meta:generator>
  </office:meta>
</office:document-meta>
</file>